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, system-ui, 'Apple Color Emoji', 'Segoe UI Emoji'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style:writing-mode="lr-tb"/>
      <style:text-properties style:font-name="apple-system" fo:font-size="7.5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7pt"/>
    </style:style>
    <style:style style:name="P5" style:family="paragraph" style:parent-style-name="Text_20_body">
      <style:paragraph-properties style:writing-mode="lr-tb"/>
      <style:text-properties style:font-name="apple-system" fo:font-size="7pt"/>
    </style:style>
    <style:style style:name="P6" style:family="paragraph" style:parent-style-name="Text_20_body">
      <style:paragraph-properties fo:margin-top="0cm" fo:margin-bottom="0.499cm" style:contextual-spacing="false" style:writing-mode="lr-tb"/>
      <style:text-properties style:font-name="apple-system" fo:font-size="7pt"/>
    </style:style>
    <style:style style:name="P7" style:family="paragraph" style:parent-style-name="Text_20_body">
      <style:paragraph-properties style:writing-mode="lr-tb"/>
      <style:text-properties style:font-name="apple-system" fo:font-size="7.5pt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99d1b"/>
    </style:style>
    <style:style style:name="T1" style:family="text">
      <style:text-properties style:font-name="apple-system" fo:font-size="7pt"/>
    </style:style>
    <style:style style:name="T2" style:family="text">
      <style:text-properties style:font-name="apple-system" fo:font-size="6pt"/>
    </style:style>
    <style:style style:name="T3" style:family="text">
      <style:text-properties style:font-name="apple-system" fo:font-size="6.5pt"/>
    </style:style>
    <style:style style:name="T4" style:family="text">
      <style:text-properties fo:font-size="6pt"/>
    </style:style>
    <style:style style:name="T5" style:family="text">
      <style:text-properties fo:font-variant="normal" fo:text-transform="none" fo:color="#ffffff" loext:opacity="100%" style:font-name="apple-system" fo:font-size="7pt" fo:letter-spacing="normal"/>
    </style:style>
    <style:style style:name="T6" style:family="text">
      <style:text-properties fo:font-variant="normal" fo:text-transform="none" fo:color="#ffffff" loext:opacity="100%" style:font-name="Segoe UI" fo:font-size="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fka Poc</text:p>
      <text:p text:style-name="Standard"/>
      <text:p text:style-name="Standard">cd/kafka_poc <text:s text:c="31"/>- <text:s/>In <text:s/>this folder <text:s/></text:p>
      <text:p text:style-name="Standard"/>
      <text:p text:style-name="Standard">docker-compose up <text:s text:c="21"/>- start the containers</text:p>
      <text:p text:style-name="Standard">docker-compose down -v <text:s text:c="12"/>- stop all the containers and remove them </text:p>
      <text:p text:style-name="Standard">docker ps -a <text:s text:c="35"/>- containers ls</text:p>
      <text:p text:style-name="Standard">docker build -t stream-app <text:s/>. <text:s text:c="9"/>- build stream application if there is no image for stream-app</text:p>
      <text:p text:style-name="Standard">docker run --name stream-app --network=kafka_poc_default -p 7010:7010 stream-app <text:s text:c="13"/>- docker run stream-app </text:p>
      <text:p text:style-name="Standard">docker start containername <text:s text:c="12"/>-start the container if it is stopped</text:p>
      <text:p text:style-name="Standard">docker stop containername <text:s text:c="13"/>-stop the container</text:p>
      <text:p text:style-name="Standard">docker logs <text:s/>containername <text:s text:c="13"/>- see logs</text:p>
      <text:p text:style-name="Standard">docker logs -f --tail 100 containername <text:s text:c="8"/>- see logs with tail command</text:p>
      <text:p text:style-name="Standard">docker exec -it containername bash <text:s text:c="13"/>- to go into container </text:p>
      <text:p text:style-name="Standard"/>
      <text:p text:style-name="Standard">kafka-topics --list --zookeeper localhost:2181</text:p>
      <text:p text:style-name="Standard">kafka-topics --list --bootstrap-server localhost:9092</text:p>
      <text:p text:style-name="Standard">kafka-topics --describe --bootstrap-server localhost:9092 --topic <text:s/>http-messages</text:p>
      <text:p text:style-name="Standard">kafka-console-producer --broker-list localhost:9092 --topic <text:s/>http-messages</text:p>
      <text:p text:style-name="Standard">kafka-console-consumer --topic quickstart-events --from-beginning --bootstrap-server localhost:9092</text:p>
      <text:p text:style-name="Standard"/>
      <text:p text:style-name="Standard">docker exec -it ksqldb-cli ksql http://ksqldb-server:8088</text:p>
      <text:p text:style-name="Standard"/>
      <text:p text:style-name="Standard">CREATE TABLE TENDER_COUNT AS SELECT PROJECTNAME, COUNT(TENDERID) AS count FROM STREAMTENDERS GROUP BY PROJECTNAME EMIT CHANGES;</text:p>
      <text:p text:style-name="Standard"/>
      <text:p text:style-name="Standard"><text:s text:c="4"/></text:p>
      <text:p text:style-name="Standard"/>
      <text:p text:style-name="Standard">set 'auto.offset.reset'='earliest';</text:p>
      <text:p text:style-name="Standard"/>
      <text:p text:style-name="Standard">SELECT * FROM TENDER_COUNT EMIT CHANGES; <text:s text:c="98"/></text:p>
      <text:p text:style-name="Standard"/>
      <text:p text:style-name="Standard"/>
      <text:p text:style-name="Standard"/>
      <text:p text:style-name="Standard"/>
      <text:p text:style-name="Standard">kafka-json-schema-console-producer --broker-list localhost:19092 --property schema.registry.url=http://localhost:8081 --topic http-messages --property value.schema='{"type":"object","properties":{"f1":{"type":"string"}}}'</text:p>
      <text:p text:style-name="Standard"/>
      <text:p text:style-name="Standard"/>
      <text:p text:style-name="Standard">curl -d @connector.json -H "Content-Type: application/json" -X POST http://localhost:8083/connectors</text:p>
      <text:p text:style-name="Standard"/>
      <text:p text:style-name="Standard">curl -X POST -H "Content-Type: application/vnd.kafka.json.v2+json" --data '{"records":[{"key":102,"value":{ "businessKey": 5680, "messageId": 236, "tenderId": "1001", "tenderapplieddate": "Sun Mar 07 2021", "tenderappliedtime": "21:12:20", "projectName": "pathologyandgenetics-2", "tendercost": 5000.00}}]}' "http://localhost:8082/topics/tenderTopics"</text:p>
      <text:p text:style-name="Standard"/>
      <text:p text:style-name="Standard">curl -H "Accept: application/xml" -H "Content-Type: application/xml" -X GET http://localhost:7010/getAggregates/all</text:p>
      <text:p text:style-name="Standard"><text:soft-page-break/></text:p>
      <text:p text:style-name="Standard"/>
      <text:p text:style-name="Standard">curl -H "Accept: application/xml" -H "Content-Type: application/xml" -X GET http://localhost:7010/getAggregate/medical</text:p>
      <text:p text:style-name="Standard"/>
      <text:p text:style-name="Standard"/>
      <text:p text:style-name="Standard">netstat -tulpn | grep LISTEN</text:p>
      <text:p text:style-name="Standard">ec2metadata –public-hostname</text:p>
      <text:p text:style-name="Standard"/>
      <text:p text:style-name="Standard"/>
      <text:p text:style-name="P4">[15-03-2021 07:39] Jeevanantham Perumal</text:p>
      <text:p text:style-name="P8"><text:span text:style-name="T1">CREATE TABLE TENDER_COUNT AS SELECT PROJECTNAME, COUNT(TENDERID) AS count FROM STREAMTENDERS GROUP BY PROJECTNAME EMIT CHANGES; </text:span></text:p>
      <text:p text:style-name="P4">[15-03-2021 07:40] Jeevanantham Perumal</text:p>
      <text:p text:style-name="P8"><text:span text:style-name="T1">create stream streamTenders(businessKey int, messageId int, tenderappliedtime varchar, tendercost double, tenderapplieddate varchar, tenderId varchar KEY, projectName varchar) with (kafka_topic='tenderTopic', value_format='JSON'); </text:span></text:p>
      <text:p text:style-name="P5">[14-03-2021 11:54] Jeevanantham Perumal</text:p>
      <text:p text:style-name="P8"><text:span text:style-name="T2">{​​​​​    "ksql": "SELECT * FROM TENDER_COUNT where PROJECTNAME='pathologyandgenetics-2';",    "streamsProperties": {​​​​​}​​​​​}​​​​​</text:span><text:span text:style-name="T1"> </text:span></text:p>
      <text:p text:style-name="P4">[14-03-2021 11:54] Jeevanantham Perumal</text:p>
      <text:p text:style-name="P8"><text:span text:style-name="T1">set 'auto.offset.reset'='earliest'; </text:span></text:p>
      <text:p text:style-name="P4">[14-03-2021 11:55] Jeevanantham Perumal</text:p>
      <text:p text:style-name="P8"><text:span text:style-name="T1">SELECT * FROM TENDER_COUNT EMIT CHANGES; </text:span></text:p>
      <text:p text:style-name="P8"><text:a xlink:type="simple" xlink:href="https://github.com/authorjapps/zerocode-docker-factory/blob/master/compose/kafka-cluster.yml" text:style-name="Internet_20_link" text:visited-style-name="Visited_20_Internet_20_Link"><text:span text:style-name="T1">https://github.com/authorjapps/zerocode-docker-factory/blob/master/compose/kafka-cluster.yml</text:span></text:a></text:p>
      <text:p text:style-name="P8"><text:span text:style-name="T1">kafka</text:span><text:span text:style-name="Strong_20_Emphasis"><text:span text:style-name="T1">-</text:span></text:span><text:span text:style-name="T1">json</text:span><text:span text:style-name="Strong_20_Emphasis"><text:span text:style-name="T1">-</text:span></text:span><text:span text:style-name="T1">schema</text:span><text:span text:style-name="Strong_20_Emphasis"><text:span text:style-name="T1">-</text:span></text:span><text:span text:style-name="T1">console</text:span><text:span text:style-name="Strong_20_Emphasis"><text:span text:style-name="T1">-</text:span></text:span><text:span text:style-name="T1">producer</text:span><text:span text:style-name="T5"> </text:span><text:span text:style-name="Strong_20_Emphasis"><text:span text:style-name="T1">--</text:span></text:span><text:span text:style-name="T1">broker</text:span><text:span text:style-name="Strong_20_Emphasis"><text:span text:style-name="T1">-</text:span></text:span><text:span text:style-name="T1">list</text:span><text:span text:style-name="T5"> </text:span><text:span text:style-name="T1">localhost:19092</text:span><text:span text:style-name="T5"> </text:span><text:span text:style-name="Strong_20_Emphasis"><text:span text:style-name="T1">--</text:span></text:span><text:span text:style-name="T1">property</text:span><text:span text:style-name="T5"> </text:span><text:span text:style-name="T1">schema</text:span><text:span text:style-name="Strong_20_Emphasis"><text:span text:style-name="T1">.</text:span></text:span><text:span text:style-name="T1">registry</text:span><text:span text:style-name="Strong_20_Emphasis"><text:span text:style-name="T1">.</text:span></text:span><text:span text:style-name="T1">url</text:span><text:span text:style-name="Strong_20_Emphasis"><text:span text:style-name="T1">=</text:span></text:span><text:span text:style-name="T1">http:</text:span><text:span text:style-name="Strong_20_Emphasis"><text:span text:style-name="T1">//</text:span></text:span><text:span text:style-name="T1">localhost:8081</text:span><text:span text:style-name="T5"> </text:span><text:span text:style-name="Strong_20_Emphasis"><text:span text:style-name="T1">--</text:span></text:span><text:span text:style-name="T1">topic</text:span><text:span text:style-name="T5"> </text:span><text:span text:style-name="T6">http-messages </text:span><text:span text:style-name="Strong_20_Emphasis"><text:span text:style-name="T1">--</text:span></text:span><text:span text:style-name="T1">property</text:span><text:span text:style-name="T5"> </text:span><text:span text:style-name="T1">value</text:span><text:span text:style-name="Strong_20_Emphasis"><text:span text:style-name="T1">.</text:span></text:span><text:span text:style-name="T1">schema</text:span><text:span text:style-name="Strong_20_Emphasis"><text:span text:style-name="T1">=</text:span></text:span><text:span text:style-name="T1">'{"type":"object","properties":{"f1":{"type":"string"}}}' </text:span></text:p>
      <text:p text:style-name="P8"><text:a xlink:type="simple" xlink:href="https://docs.docker.com/engine/security/certificates/" text:style-name="Internet_20_link" text:visited-style-name="Visited_20_Internet_20_Link"><text:span text:style-name="T1">https://docs.docker.com/engine/security/certificates/</text:span></text:a></text:p>
      <text:p text:style-name="P8"><text:a xlink:type="simple" xlink:href="https://github.com/confluentinc/cp-demo/blob/6.1.0-post/docker-compose.yml" text:style-name="Internet_20_link" text:visited-style-name="Visited_20_Internet_20_Link"><text:span text:style-name="T1">https://github.com/confluentinc/cp-demo/blob/6.1.0-post/docker-compose.yml</text:span></text:a></text:p>
      <text:p text:style-name="P5">[10-03-2021 05:19] Jeevanantham Perumal</text:p>
      <text:p text:style-name="P8"><text:span text:style-name="T1">curl -X POST -H "Content-Type: application/vnd.kafka.json.v2+json" --data '{​​​​​"records":[{​​​​​"key":102,"value":{​​​​​ "businessKey": 5680, "messageId": 236, "tenderId": "1001", "tenderapplieddate": "Sun Mar 07 2021", "tenderappliedtime": "21:12:20", "projectName": "pathologyandgenetics-2", "tendercost": 5000.00}​​​​​}​​​​​]}​​​​​' "</text:span><text:a xlink:type="simple" xlink:href="http://localhost:8082/topics/tenderTopics" office:target-frame-name="_blank" xlink:show="new" text:style-name="Internet_20_link" text:visited-style-name="Visited_20_Internet_20_Link"><text:span text:style-name="T1">http://localhost:8082/topics/tenderTopics</text:span></text:a><text:span text:style-name="T1">" </text:span></text:p>
      <text:p text:style-name="P8"/>
      <text:p text:style-name="P4">[10-03-2021 11:40] Jeevanantham Perumal</text:p>
      <text:p text:style-name="P8"><text:span text:style-name="T1">docker exec -it ksqldb-cli ksql </text:span><text:a xlink:type="simple" xlink:href="http://ksqldb-server:8088/" office:target-frame-name="_blank" xlink:show="new" text:style-name="Internet_20_link" text:visited-style-name="Visited_20_Internet_20_Link"><text:span text:style-name="T1">http://ksqldb-server:8088</text:span></text:a><text:span text:style-name="T1"><text:line-break/></text:span></text:p>
      <text:p text:style-name="P5">[09-03-2021 10:52] Jeevanantham Perumal</text:p>
      <text:p text:style-name="P8"><text:a xlink:type="simple" xlink:href="https://ajay-kafka-poc-consumer1.s3.ap-south-1.amazonaws.com/index.html" office:target-frame-name="_blank" xlink:show="new" text:style-name="Internet_20_link" text:visited-style-name="Visited_20_Internet_20_Link"><text:span text:style-name="T1">https://ajay-kafka-poc-consumer1.s3.ap-south-1.amazonaws.com/index.html</text:span></text:a><text:span text:style-name="T1"> </text:span></text:p>
      <text:p text:style-name="P4">Consumer1</text:p>
      <text:p text:style-name="P8"/>
      <text:p text:style-name="P4">[09-03-2021 10:53] Jeevanantham Perumal</text:p>
      <text:p text:style-name="P8"><text:a xlink:type="simple" xlink:href="https://ajay-kafka-poc-producer.s3.ap-south-1.amazonaws.com/index.html" office:target-frame-name="_blank" xlink:show="new" text:style-name="Internet_20_link" text:visited-style-name="Visited_20_Internet_20_Link"><text:span text:style-name="T1">https://ajay-kafka-poc-producer.s3.ap-south-1.amazonaws.com/index.html</text:span></text:a><text:span text:style-name="T1"> </text:span></text:p>
      <text:p text:style-name="P4"><text:soft-page-break/>Kafka producer and consumer</text:p>
      <text:p text:style-name="P8"/>
      <text:p text:style-name="P4">[09-03-2021 10:57] Jeevanantham Perumal</text:p>
      <text:p text:style-name="P1"><text:span text:style-name="Source_20_Text"><text:span text:style-name="T3">netstat -anltp | grep "LISTEN" </text:span></text:span></text:p>
      <text:p text:style-name="P4">[09-03-2021 10:58] Jeevanantham Perumal</text:p>
      <text:p text:style-name="P8"><text:span text:style-name="T1">docker build -t stream-app . </text:span></text:p>
      <text:p text:style-name="P4">[09-03-2021 10:59] Jeevanantham Perumal</text:p>
      <text:p text:style-name="P8"><text:span text:style-name="T1">docker run --name stream-app -p 7010:7010 --network=demo_employee stream-app </text:span></text:p>
      <text:p text:style-name="P4">[09-03-2021 01:11] Jeevanantham Perumal</text:p>
      <text:p text:style-name="P8"><text:span text:style-name="T1">[Yesterday 4:01 PM] Gayathri Neelakandan Iyercurl -X POST -H "Content-Type: application/vnd.kafka.json.v2+json" --data '{​​​​​​"records":[{​​​​​​​​​​​​​"key":102,"value":{​​​​​​​​​​​​​"id": 101, "name": "Gayathri", "department": "medical", "salary": 43000}​​​​​​​​​​​​​}​​​​​​​​​​​​​]}​​​​​​​​​​​​​' "</text:span><text:a xlink:type="simple" xlink:href="http://localhost:8082/topics/employees" office:target-frame-name="_blank" xlink:show="new" text:style-name="Internet_20_link" text:visited-style-name="Visited_20_Internet_20_Link"><text:span text:style-name="T1">http://localhost:8082/topics/employees</text:span></text:a><text:span text:style-name="T1">"​[Yesterday 4:02 PM] Gayathri Neelakandan Iyer</text:span></text:p>
      <text:p text:style-name="P1"><text:span text:style-name="Source_20_Text"><text:span text:style-name="T1">curl -H "Accept: application/xml" -H "Content-Type: application/xml" -X GET http://localhost:7010/getAggregates/all</text:span></text:span></text:p>
      <text:p text:style-name="P2"><text:span text:style-name="Source_20_Text"><text:span text:style-name="T1">curl -H "Accept: application/xml" -H "Content-Type: application/xml" -X GET http://localhost:7010/getAggregate/medical</text:span></text:span></text:p>
      <text:p text:style-name="P2"/>
      <text:p text:style-name="P4">[09-03-2021 05:20] Jeevanantham Perumal</text:p>
      <text:p text:style-name="P2"><text:span text:style-name="Source_20_Text"><text:span text:style-name="T3">docker logs -f --tail 100</text:span></text:span></text:p>
      <text:p text:style-name="P1"/>
      <text:p text:style-name="P6">[06-03-2021 05:18] Jeevanantham Perumal</text:p>
      <text:p text:style-name="P8"> <text:span text:style-name="T1">pm2 start "ng serve --host 0.0.0.0 --port 8082" --name "Angular"</text:span></text:p>
      <text:p text:style-name="P4">[06-03-2021 05:35] Jeevanantham Perumal</text:p>
      <text:p text:style-name="P8"><text:span text:style-name="T1">curl -d @connector.json -H "Content-Type: application/json" -X POST http://localhost:8083/connectors </text:span></text:p>
      <text:p text:style-name="P4">[06-03-2021 08:50] Jeevanantham Perumal</text:p>
      <text:p text:style-name="P8">  <text:span text:style-name="T1">CONTROL_CENTER_BOOTSTRAP_SERVERS: 'broker:29092'<text:line-break/>      CONTROL_CENTER_CONNECT_CLUSTER: 'connect:8083'<text:line-break/>      CONTROL_CENTER_KSQL_KSQLDB1_URL: "http://ksqldb-server:8088"<text:line-break/>      CONTROL_CENTER_KSQL_KSQLDB1_ADVERTISED_URL: "http://localhost:8088"<text:line-break/>      CONTROL_CENTER_SCHEMA_REGISTRY_URL: "http://schema-registry:8081"<text:line-break/>      CONTROL_CENTER_REPLICATION_FACTOR: 1<text:line-break/>      CONTROL_CENTER_INTERNAL_TOPICS_PARTITIONS: 1<text:line-break/>      CONTROL_CENTER_INTERNAL_TOPICS_REPLICATION: 1<text:line-break/>      CONTROL_CENTER_COMMAND_TOPICS_REPLICATION: 1<text:line-break/>      CONTROL_CENTER_MONITORING_INTERCEPTOR_TOPIC_PARTITIONS: 1<text:line-break/>      CONTROL_CENTER_MONITORING_INTERCEPTOR_TOPIC_REPLICATIONS: 1<text:line-break/>      CONFLUENT_METRICS_TOPIC_PARTITIONS: 1<text:line-break/>      CONFLUENT_METRICS_TOPIC_REPLICATION: 1<text:line-break/></text:span></text:p>
      <text:p text:style-name="P5">[04-03-2021 01:27] Jeevanantham Perumal</text:p>
      <text:p text:style-name="P7">Currently, on EC2 instances you can use:</text:p>
      <text:p text:style-name="P2"><text:span text:style-name="Source_20_Text"><text:span text:style-name="T3">$ ec2metadata --public-hostname</text:span></text:span></text:p>
      <text:p text:style-name="P1"/>
      <text:p text:style-name="P4">[04-03-2021 02:23] Jeevanantham Perumal</text:p>
      <text:p text:style-name="P8"> <text:span text:style-name="T1">kafka-topics --list --zookeeper localhost:2181</text:span></text:p>
      <text:p text:style-name="P9"><text:span text:style-name="T1">[04-03-2021 02:24] Jeevanantham Perumal</text:span></text:p>
      <text:p text:style-name="P9"><text:span text:style-name="T1">sudo docker exec -it broker bash</text:span></text:p>
      <text:p text:style-name="P9"><text:span text:style-name="T1"/></text:p>
      <text:p text:style-name="P4"><text:soft-page-break/>[04-03-2021 02:29] Jeevanantham Perumal</text:p>
      <text:p text:style-name="P8"><text:span text:style-name="T1">kafka-console-producer  --topic quickstart-events --bootstrap-server localhost:9092 </text:span></text:p>
      <text:p text:style-name="P4">[04-03-2021 02:29] Jeevanantham Perumal</text:p>
      <text:p text:style-name="P8"> <text:span text:style-name="T1">kafka-console-consumer --topic quickstart-events --from-beginning --bootstrap-server localhost:9092</text:span></text:p>
      <text:p text:style-name="P4">[04-03-2021 03:22] Jeevanantham Perumal</text:p>
      <text:p text:style-name="P3">kafka-topics.sh --zookeeper localhost:2181 --delete --topic topic_name</text:p>
      <text:p text:style-name="P1"/>
      <text:p text:style-name="P4">[04-03-2021 09:01] Jeevanantham Perumal</text:p>
      <text:p text:style-name="P8"> <text:span text:style-name="T1">docker psdocker exec -it mysql-db bash<text:line-break/>mysql -uroot -p<text:line-break/> use bootdb;<text:line-break/>select * from employee;<text:line-break/>curl -d @connect-source.json -H "Content-Type: application/json" -X POST http://localhost:8083/connectors<text:line-break/>docker exec -it my-broker bashkafka-topics --list --bootstrap-server localhost:9092kafka-topics --describe --bootstrap-server localhost:9092 --topic  http-messages kafka-console-producer --broker-list localhost:9092 --topic  http-messages {​​​​​"empid":5367,"firstName":"Jeeva","email":"Jeeva@thbs.com"}​​​​​<text:line-break/>{​​​​​"id":4,"empid":5355,"firstName":"an","email":"Jeevan@thbs.com"}​​​​​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, system-ui, 'Apple Color Emoji', 'Segoe UI Emoji'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3T23:06:31.953000000</dc:date>
    <meta:editing-duration>PT7M56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4" meta:paragraph-count="86" meta:word-count="633" meta:character-count="7733" meta:non-whitespace-character-count="5996"/>
  </office:meta>
</office:document-meta>
</file>